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style:font-name="Liberation Sans" fo:font-size="14pt" fo:font-weight="normal" officeooo:rsid="000e487e" officeooo:paragraph-rsid="001632fd" style:font-size-asian="14pt" style:font-size-complex="14pt"/>
    </style:style>
    <style:style style:name="P3" style:family="paragraph" style:parent-style-name="Text_20_body" style:master-page-name="First_20_Page">
      <style:paragraph-properties style:page-number="auto"/>
      <style:text-properties style:font-name="Liberation Sans" fo:font-size="14pt" officeooo:paragraph-rsid="001632fd" style:font-size-asian="14pt" style:font-size-complex="14pt"/>
    </style:style>
    <style:style style:name="T1" style:family="text">
      <style:text-properties officeooo:rsid="0016d8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асценки на изготовление и монтаж металлоконструкций договорные.</text:p>
      <text:p text:style-name="P2">После <text:span text:style-name="T1">составления сметы, </text:span>согласования стоимости и подписания договора приступаем к изготовлению и монтаж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7M16S</meta:editing-duration>
    <meta:editing-cycles>8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3:13:24.743286322</dc:date>
    <meta:document-statistic meta:table-count="0" meta:image-count="0" meta:object-count="0" meta:page-count="1" meta:paragraph-count="3" meta:word-count="21" meta:character-count="171" meta:non-whitespace-character-count="153"/>
  </office:meta>
</office:document-meta>
</file>